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2208" officeooo:paragraph-rsid="001d23e6"/>
    </style:style>
    <style:style style:name="P2" style:family="paragraph" style:parent-style-name="Preformatted_20_Text">
      <style:text-properties officeooo:paragraph-rsid="001d23e6"/>
    </style:style>
    <style:style style:name="P3" style:family="paragraph" style:parent-style-name="Preformatted_20_Text">
      <style:paragraph-properties fo:margin-top="0cm" fo:margin-bottom="0.199cm" loext:contextual-spacing="true" fo:line-height="120%" fo:text-align="start" style:justify-single-word="false"/>
      <style:text-properties officeooo:paragraph-rsid="001d23e6"/>
    </style:style>
    <style:style style:name="P4" style:family="paragraph" style:parent-style-name="Preformatted_20_Text" style:master-page-name="">
      <style:paragraph-properties fo:margin-top="0cm" fo:margin-bottom="0.199cm" loext:contextual-spacing="true" fo:line-height="120%" fo:text-align="start" style:justify-single-word="false" style:page-number="auto"/>
      <style:text-properties officeooo:paragraph-rsid="001d23e6"/>
    </style:style>
    <style:style style:name="P5" style:family="paragraph" style:parent-style-name="Heading_20_1">
      <style:text-properties officeooo:rsid="000bb54e" officeooo:paragraph-rsid="001d23e6"/>
    </style:style>
    <style:style style:name="P6" style:family="paragraph" style:parent-style-name="Heading_20_3">
      <style:text-properties fo:font-style="normal" officeooo:paragraph-rsid="001d23e6" style:font-style-asian="normal" style:font-style-complex="normal"/>
    </style:style>
    <style:style style:name="P7" style:family="paragraph" style:parent-style-name="Heading_20_3">
      <style:text-properties officeooo:rsid="00149e9b" officeooo:paragraph-rsid="001d23e6"/>
    </style:style>
    <style:style style:name="P8" style:family="paragraph" style:parent-style-name="Heading_20_3">
      <style:text-properties officeooo:paragraph-rsid="001d23e6"/>
    </style:style>
    <style:style style:name="P9" style:family="paragraph" style:parent-style-name="Text_20_body">
      <style:text-properties officeooo:rsid="00149e9b" officeooo:paragraph-rsid="001d23e6"/>
    </style:style>
    <style:style style:name="P10" style:family="paragraph" style:parent-style-name="Text_20_body" style:list-style-name="L1">
      <style:text-properties officeooo:rsid="000bb54e" officeooo:paragraph-rsid="001d23e6"/>
    </style:style>
    <style:style style:name="P11" style:family="paragraph" style:parent-style-name="Text_20_body">
      <style:text-properties officeooo:rsid="000ee597" officeooo:paragraph-rsid="001d23e6"/>
    </style:style>
    <style:style style:name="P12" style:family="paragraph" style:parent-style-name="Text_20_body">
      <style:text-properties officeooo:rsid="00110f2b" officeooo:paragraph-rsid="001d23e6"/>
    </style:style>
    <style:style style:name="P13" style:family="paragraph" style:parent-style-name="Heading_20_2">
      <style:text-properties officeooo:rsid="000d1ba9" officeooo:paragraph-rsid="001d23e6"/>
    </style:style>
    <style:style style:name="P14" style:family="paragraph" style:parent-style-name="Heading_20_2">
      <style:text-properties officeooo:rsid="000ee597" officeooo:paragraph-rsid="001d23e6"/>
    </style:style>
    <style:style style:name="P15" style:family="paragraph" style:parent-style-name="Subtitle">
      <style:text-properties officeooo:rsid="000bb54e" officeooo:paragraph-rsid="001d23e6"/>
    </style:style>
    <style:style style:name="P16" style:family="paragraph" style:parent-style-name="Title">
      <style:text-properties officeooo:rsid="000bb54e" officeooo:paragraph-rsid="001d23e6"/>
    </style:style>
    <style:style style:name="T1" style:family="text">
      <style:text-properties officeooo:rsid="000d1ba9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officeooo:rsid="000f2208"/>
    </style:style>
    <style:style style:name="T4" style:family="text">
      <style:text-properties officeooo:rsid="0012f1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yecto Unsplash-it</text:p>
      <text:p text:style-name="P15">Configuraciones iniciales</text:p>
      <text:h text:style-name="P5" text:outline-level="1">Creación repositorio Github</text:h>
      <text:h text:style-name="P13" text:outline-level="2">Procedimiento:</text:h>
      <text:list xml:id="list107677964" text:style-name="L1">
        <text:list-item>
          <text:p text:style-name="P10">Logeo en Github con mi usuario</text:p>
        </text:list-item>
        <text:list-item>
          <text:p text:style-name="P10">Creación de un nuevo repositorio</text:p>
          <text:list>
            <text:list-item>
              <text:p text:style-name="P10">Nombre: unsplashit</text:p>
            </text:list-item>
            <text:list-item>
              <text:p text:style-name="P10">Descripción: Testing Vue over Unsplash REST API</text:p>
            </text:list-item>
          </text:list>
        </text:list-item>
        <text:list-item>
          <text:p text:style-name="P10">Sin contenidos README.md ni licencia.</text:p>
        </text:list-item>
      </text:list>
      <text:h text:style-name="P13" text:outline-level="2">Resultado:</text:h>
      <text:p text:style-name="P2"><text:span text:style-name="T1">Creado el repositorio en el URL: </text:span><text:a xlink:type="simple" xlink:href="https://github.com/vconerd/unsplashit" text:style-name="Internet_20_link" text:visited-style-name="Visited_20_Internet_20_Link"><text:span text:style-name="T2">https://github.com/vconerd/unsplashit</text:span></text:a></text:p>
      <text:h text:style-name="P6" text:outline-level="3">create a new repository on the command line</text:h>
      <text:p text:style-name="P4"><text:bookmark text:name="empty-setup-new-repo-echo"/>echo "# unsplashit" &gt;&gt; README.md</text:p>
      <text:p text:style-name="P3">git init</text:p>
      <text:p text:style-name="P3">git add README.md</text:p>
      <text:p text:style-name="P3">git commit -m "first commit"</text:p>
      <text:p text:style-name="P2">git remote add origin https://github.com/vconerd/unsplashit.git</text:p>
      <text:p text:style-name="P2">git push -u origin master</text:p>
      <text:h text:style-name="P8" text:outline-level="3">…or push an existing repository from the command line</text:h>
      <text:p text:style-name="P2"><text:bookmark text:name="empty-setup-push-repo-echo"/>git remote add origin https://github.com/vconerd/unsplashit.git</text:p>
      <text:p text:style-name="P2">git push -u origin master</text:p>
      <text:h text:style-name="P14" text:outline-level="2">Creación del proyecto:</text:h>
      <text:p text:style-name="P11"><text:span text:style-name="T3">Comienzo de actividad: </text:span>Hora: 9:00 a.m. <text:span text:style-name="T3">Se ejecuta:</text:span></text:p>
      <text:p text:style-name="P1">$ vue ui</text:p>
      <text:p text:style-name="P12">Se crea proyecto en directorio root y se escoge el preset preVuetify. <text:span text:style-name="T4">Se emite el warning de que se debe agregar manualmente la configuración remota del repositorio git, debido a que no existen parámetros globales con los cuales se pueda inicializar el repositorio local.</text:span></text:p>
      <text:h text:style-name="P7" text:outline-level="3">Agregado de complemento</text:h>
      <text:p text:style-name="P9">Plugin Vuetify agregado al proyect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true" fo:line-height="120%" fo:text-align="start" style:justify-single-word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0:22:04.988243546</meta:creation-date>
    <dc:date>2020-06-26T10:22:45.819383270</dc:date>
    <meta:editing-duration>PT40S</meta:editing-duration>
    <meta:editing-cycles>1</meta:editing-cycles>
    <meta:document-statistic meta:table-count="0" meta:image-count="0" meta:object-count="0" meta:page-count="1" meta:paragraph-count="27" meta:word-count="164" meta:character-count="1103" meta:non-whitespace-character-count="970"/>
    <meta:generator>LibreOffice/6.1.5.2$Linux_X86_64 LibreOffice_project/10$Build-2</meta:generator>
  </office:meta>
</office:document-meta>
</file>